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1pt" fo:font-weight="bold" style:font-size-asian="21pt" style:font-weight-asian="bold" style:font-size-complex="2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7:00:00.025245265</meta:creation-date>
    <dc:date>2019-04-20T07:29:27.343040132</dc:date>
    <meta:editing-duration>PT19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